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Proper documentation ensures smooth loan approval in India. This guide lists required documents.</text:p>
      <text:h text:style-name="P1" text:outline-level="2">Details</text:h>
      <text:list text:style-name="L39">
        <text:list-item>
          <text:p text:style-name="P41"><text:span text:style-name="Strong_20_Emphasis">Identity Proof</text:span>: Aadhaar, PAN, passport, voter ID, driver’s license.</text:p>
        </text:list-item>
        <text:list-item>
          <text:p text:style-name="P41"><text:span text:style-name="Strong_20_Emphasis">Address Proof</text:span>: Aadhaar, utility bill, passport, rental agreement.</text:p>
        </text:list-item>
        <text:list-item>
          <text:p text:style-name="P41"><text:span text:style-name="Strong_20_Emphasis">Income Proof</text:span>: Salary slips (3–6 months), ITR (2–3 years), Form 16.</text:p>
        </text:list-item>
        <text:list-item>
          <text:p text:style-name="P41"><text:span text:style-name="Strong_20_Emphasis">Bank Statement</text:span>: Last 6–12 months’ statement.</text:p>
        </text:list-item>
        <text:list-item>
          <text:p text:style-name="P41"><text:span text:style-name="Strong_20_Emphasis">Loan-Specific</text:span>:</text:p>
          <text:list>
            <text:list-item>
              <text:p text:style-name="P41"><text:span text:style-name="Strong_20_Emphasis">Home Loan</text:span>: Property papers, sale deed, NOC.</text:p>
            </text:list-item>
            <text:list-item>
              <text:p text:style-name="P41"><text:span text:style-name="Strong_20_Emphasis">Education Loan</text:span>: Admission letter, fee structure.</text:p>
            </text:list-item>
            <text:list-item>
              <text:p text:style-name="P41"><text:span text:style-name="Strong_20_Emphasis">Business Loan</text:span>: Business registration, GST certificate, financials.</text:p>
            </text:list-item>
          </text:list>
        </text:list-item>
        <text:list-item>
          <text:p text:style-name="P41"><text:span text:style-name="Strong_20_Emphasis">Photographs</text:span>: 2–4 passport-size photos.</text:p>
        </text:list-item>
        <text:list-item>
          <text:p text:style-name="P41"><text:span text:style-name="Strong_20_Emphasis">Application Form</text:span>: Filled with personal/loan details.</text:p>
        </text:list-item>
      </text:list>
      <text:h text:style-name="P1" text:outline-level="2">Notes</text:h>
      <text:list text:style-name="L40">
        <text:list-item>
          <text:p text:style-name="P42">Self-attest copies; show originals for verification.</text:p>
        </text:list-item>
        <text:list-item>
          <text:p text:style-name="P42">Additional docs may be needed for self-employed.</text:p>
        </text:list-item>
        <text:list-item>
          <text:p text:style-name="P42">Video KYC may replace physical submission.</text:p>
        </text:list-item>
      </text:list>
      <text:h text:style-name="P1" text:outline-level="2">Key Terms</text:h>
      <text:p text:style-name="P2">Loan documents, KYC, identity proof, income proof, home loan, education loan, business loan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9:56.350127104</dc:date>
    <meta:editing-duration>PT16M36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132" meta:character-count="878" meta:non-whitespace-character-count="782"/>
  </office:meta>
</office:document-meta>
</file>